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b739" officeooo:paragraph-rsid="0008e8d1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bold" officeooo:rsid="0018b739" officeooo:paragraph-rsid="0008e8d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8e8d1" style:font-size-asian="14pt" style:font-size-complex="14pt"/>
    </style:style>
    <style:style style:name="P4" style:family="paragraph" style:parent-style-name="Standard">
      <style:text-properties officeooo:paragraph-rsid="0008e8d1"/>
    </style:style>
    <style:style style:name="P5" style:family="paragraph" style:parent-style-name="Standard">
      <style:text-properties style:font-name="Liberation Sans" fo:font-size="14pt" fo:font-weight="bold" officeooo:paragraph-rsid="000a6b54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Liberation Sans" fo:font-size="12pt" fo:font-weight="normal" officeooo:rsid="0018b739" officeooo:paragraph-rsid="0008e8d1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333333" style:font-name="Liberation Sans" fo:font-size="14pt" fo:letter-spacing="normal" fo:font-style="normal" fo:font-weight="bold" officeooo:rsid="000a6b54" officeooo:paragraph-rsid="000a6b54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333333" style:font-name="Liberation Sans" fo:font-size="14pt" fo:letter-spacing="normal" fo:font-style="normal" fo:font-weight="bold" officeooo:rsid="000a6b54" officeooo:paragraph-rsid="000ba344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variant="normal" fo:text-transform="none" fo:color="#333333" style:font-name="Liberation Sans" fo:font-size="14pt" fo:letter-spacing="normal" fo:font-style="normal" fo:font-weight="bold" officeooo:rsid="000a6b54" officeooo:paragraph-rsid="000ba344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variant="normal" fo:text-transform="none" fo:color="#333333" style:font-name="Liberation Sans" fo:font-size="14pt" fo:letter-spacing="normal" fo:font-style="normal" fo:font-weight="bold" officeooo:rsid="000ba344" officeooo:paragraph-rsid="000ba344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paragraph-rsid="000ba344"/>
    </style:style>
    <style:style style:name="P12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0ba344" officeooo:paragraph-rsid="000ba34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0ba344" officeooo:paragraph-rsid="000ba344" style:font-size-asian="12pt" style:font-size-complex="12pt"/>
    </style:style>
    <style:style style:name="P14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paragraph-rsid="000ba344" style:font-size-asian="12pt" style:font-size-complex="12pt"/>
    </style:style>
    <style:style style:name="P15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0d76a3" officeooo:paragraph-rsid="000ba344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ans" fo:font-size="15pt" fo:letter-spacing="normal" fo:font-style="normal" fo:font-weight="bold" officeooo:rsid="000d76a3" officeooo:paragraph-rsid="000ba344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paragraph-rsid="0008e8d1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rsid="0008e8d1" officeooo:paragraph-rsid="0008e8d1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rsid="0008e8d1" officeooo:paragraph-rsid="0008e8d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rsid="000a6b54" officeooo:paragraph-rsid="000a6b54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08e8d1" officeooo:paragraph-rsid="0008e8d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0a6b54" officeooo:paragraph-rsid="000a6b54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333333" style:font-name="Liberation Sans" fo:font-size="14pt" fo:letter-spacing="normal" fo:font-style="normal" fo:font-weight="bold" officeooo:paragraph-rsid="000a6b54" style:font-size-asian="14pt" style:font-weight-asian="bold" style:font-size-complex="14pt" style:font-weight-complex="bold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a6b54" officeooo:paragraph-rsid="000a6b54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a6b54" officeooo:paragraph-rsid="000ba344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ba344" officeooo:paragraph-rsid="000ba344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e8d1" style:font-weight-asian="normal" style:font-weight-complex="normal"/>
    </style:style>
    <style:style style:name="T3" style:family="text">
      <style:text-properties fo:font-variant="normal" fo:text-transform="none" fo:color="#333333" style:font-name="Liberation Sans" fo:font-size="12pt" fo:letter-spacing="normal" fo:font-style="normal" fo:font-weight="normal" officeooo:rsid="0008e8d1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font-name="Liberation Sans" fo:font-size="12pt" fo:letter-spacing="normal" fo:font-style="normal" fo:font-weight="normal" officeooo:rsid="0008e8d1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5" style:family="text">
      <style:text-properties fo:font-variant="normal" fo:text-transform="none" fo:color="#333333" style:font-name="Liberation Sans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818181" style:font-name="Raleway" fo:font-size="8.39999961853027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Liberation Sans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9" style:family="text">
      <style:text-properties fo:font-variant="normal" fo:text-transform="none" fo:color="#000000" style:font-name="Liberation Sans" fo:font-size="12pt" fo:letter-spacing="normal" fo:font-style="normal" fo:font-weight="normal" officeooo:rsid="0008e8d1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normal" officeooo:rsid="0008e8d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officeooo:rsid="000d76a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fo:font-weight="normal" officeooo:rsid="000ba344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background-color="#ffffff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7" style:family="text">
      <style:text-properties officeooo:rsid="0008e8d1" style:font-weight-asian="bold" style:font-weight-complex="bold"/>
    </style:style>
    <style:style style:name="T18" style:family="text">
      <style:text-properties fo:color="#000000" fo:font-size="12pt" fo:font-weight="normal" style:font-size-asian="12pt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0ba344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fo:font-size="12pt" fo:font-weight="normal" officeooo:rsid="000ba34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12pt" fo:font-weight="normal" fo:background-color="#ffffff" loext:char-shading-value="0" style:font-size-asian="12pt" style:font-size-complex="12pt" loext:padding="0in" loext:border="none"/>
    </style:style>
    <style:style style:name="T24" style:family="text">
      <style:text-properties fo:color="#000000" fo:font-size="12pt" fo:font-weight="normal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" style:family="text">
      <style:text-properties fo:color="#000000" fo:font-size="12pt" fo:background-color="#ffffff" loext:char-shading-value="0" style:font-size-asian="12pt" style:font-size-complex="12pt" loext:padding="0in" loext:border="none"/>
    </style:style>
    <style:style style:name="T26" style:family="text">
      <style:text-properties fo:color="#000000" fo:font-size="12pt" fo:background-color="#ffffff" loext:char-shading-value="0" style:font-size-asian="12pt" style:font-style-asian="normal" style:font-size-complex="12pt" style:font-style-complex="normal" loext:padding="0in" loext:border="none"/>
    </style:style>
    <style:style style:name="T27" style:family="text">
      <style:text-properties fo:color="#000000" fo:font-size="12pt" officeooo:rsid="000ba344" fo:background-color="#ffffff" loext:char-shading-value="0" style:font-size-asian="12pt" style:font-style-asian="normal" style:font-size-complex="12pt" style:font-style-complex="normal" loext:padding="0in" loext:border="none"/>
    </style:style>
    <style:style style:name="T28" style:family="text">
      <style:text-properties fo:color="#000000" fo:font-size="12pt" style:font-size-asian="12pt" style:font-size-complex="12pt"/>
    </style:style>
    <style:style style:name="T29" style:family="text">
      <style:text-properties fo:color="#000000" fo:font-size="12pt" officeooo:rsid="000ba344" style:font-size-asian="12pt" style:font-style-asian="normal" style:font-size-complex="12pt" style:font-style-complex="normal"/>
    </style:style>
    <style:style style:name="T30" style:family="text">
      <style:text-properties fo:color="#000000" fo:font-size="12pt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31" style:family="text">
      <style:text-properties fo:color="#000000" fo:font-size="12pt" fo:font-weight="bold" officeooo:rsid="000ba344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2" style:family="text">
      <style:text-properties fo:color="#000000" style:font-name="Liberation Sans" fo:font-size="12pt" style:font-size-asian="12pt" style:font-size-complex="12pt"/>
    </style:style>
    <style:style style:name="T33" style:family="text">
      <style:text-properties fo:color="#000000" style:font-name="Liberation Sans" fo:font-size="14pt" fo:font-weight="bold" officeooo:rsid="000ba344" style:font-size-asian="14pt" style:font-weight-asian="bold" style:font-size-complex="14pt" style:font-weight-complex="bold"/>
    </style:style>
    <style:style style:name="T34" style:family="text">
      <style:text-properties officeooo:rsid="000a6b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umno : Aarón Gutiérrez Domínguez</text:span><text:tab/></text:p>
      <text:p text:style-name="P2">Tema : <text:span text:style-name="T2">2</text:span></text:p>
      <text:p text:style-name="P2">Actividad :<text:span text:style-name="T1"> 1</text:span></text:p>
      <text:p text:style-name="P1"/>
      <text:p text:style-name="P3"><text:span text:style-name="T17">1- </text:span><text:span text:style-name="T5">Según la Definición de Usabilidad (ISO 9241 - 1) Podrías relacionar que conceptos se relacionan con Metodología Kansei y cuáles a las 10 reglas heurísticas Jacob Nielsen</text:span></text:p>
      <text:p text:style-name="P17"/>
      <text:p text:style-name="P19">-Metodología Kansei:</text:p>
      <text:p text:style-name="P21"><text:tab/>Se relaciona con Efectividad y Satisfacción del usuario a partir des estudios <text:tab/>enfocados a sus gustos y percepción.</text:p>
      <text:p text:style-name="P21"/>
      <text:p text:style-name="P18">-Reglas heurísticas Jacob Nielsen:</text:p>
      <text:p text:style-name="P4"><text:span text:style-name="T3"><text:tab/>Efectividad: <text:s text:c="2"/></text:span><text:span text:style-name="Strong_20_Emphasis"><text:span text:style-name="T8">Adecuación entre el sistema y el mundo real</text:span></text:span><text:span text:style-name="Strong_20_Emphasis"><text:span text:style-name="T9">,Estética y diseño <text:tab/><text:tab/><text:tab/><text:tab/>minimalista</text:span></text:span><text:span text:style-name="Strong_20_Emphasis"><text:span text:style-name="T4">.</text:span></text:span></text:p>
      <text:p text:style-name="P4"><text:span text:style-name="T10"><text:tab/>Eficiencia: <text:s text:c="4"/></text:span><text:span text:style-name="Strong_20_Emphasis"><text:span text:style-name="T8">Consistencia y estándares</text:span></text:span><text:span text:style-name="Strong_20_Emphasis"><text:span text:style-name="T9">,Prevención de errores,Flexibilidad y <text:tab/><text:tab/><text:tab/><text:tab/>eficiencia de uso.</text:span></text:span></text:p>
      <text:p text:style-name="P4"><text:span text:style-name="T10"><text:s/><text:tab/>Satisfacción:</text:span><text:span text:style-name="Strong_20_Emphasis"><text:span text:style-name="T8">Visibilidad del estado del sistema, Libertad y control por el <text:tab/><text:tab/><text:tab/><text:tab/><text:tab/>usuario,Ayudar a <text:tab/>los usuarios a reconocer, diagnosticar y solucionar <text:tab/><text:tab/><text:tab/>los errores</text:span></text:span><text:span text:style-name="Strong_20_Emphasis"><text:span text:style-name="T7">.</text:span></text:span></text:p>
      <text:p text:style-name="P4"><text:span text:style-name="T10"><text:tab/>Contexto: <text:s text:c="5"/></text:span><text:span text:style-name="Strong_20_Emphasis"><text:span text:style-name="T8">Reconocer mejor que recordar</text:span></text:span><text:span text:style-name="Strong_20_Emphasis"><text:span text:style-name="T9"> ,Ayuda y documentación</text:span></text:span><text:span text:style-name="Strong_20_Emphasis"><text:span text:style-name="T4">.</text:span></text:span></text:p>
      <text:p text:style-name="P6"><text:s/><text:tab/></text:p>
      <text:p text:style-name="P5"><text:span text:style-name="T34">2-</text:span><text:span text:style-name="T6">¿Es Rentable invertir en usabilidad? Razona la respuesta en términos de ROI (return of investment )</text:span></text:p>
      <text:p text:style-name="P23"/>
      <text:p text:style-name="P20">-Ahorro en costes de desarrollo.</text:p>
      <text:p text:style-name="P22"><text:tab/>Menos coste de formación.</text:p>
      <text:p text:style-name="P22"><text:tab/>Los problemas que surgan se detectaran antes de generar un coste elevado a la <text:tab/>hora de arreglarlos.</text:p>
      <text:p text:style-name="P22"/>
      <text:p text:style-name="P20">-Mejora la eficiencia y eficacia <text:s/>en la tareas.</text:p>
      <text:p text:style-name="P22"><text:tab/>Importante en <text:s/>aplicaciones internas en intranets.</text:p>
      <text:p text:style-name="P22"/>
      <text:p text:style-name="P20">-Mejora de ventas.</text:p>
      <text:p text:style-name="P22"><text:tab/>Mayor satisfacción de los usuarios, lo cual evita clientes descontentos que <text:tab/><text:tab/>abandonen y tengan mayores facilidades a la hora de comprar.</text:p>
      <text:p text:style-name="P22"><text:tab/>Incremento de usuarios nuevos.</text:p>
      <text:p text:style-name="P22"/>
      <text:p text:style-name="P20">-Incrementa la satisfacción de los usuarios.</text:p>
      <text:p text:style-name="P22"><text:tab/>Menos reclamaciones por parte del cliente evitando mayor parte de los problemas <text:tab/>legales relacionado con ellas.</text:p>
      <text:p text:style-name="P22"/>
      <text:p text:style-name="P7">3-Describe brevemente las reglas de usabilidad de Jakob Nielsen y busca en Internet o en programas que conozcas ejemplos de implementación de éstas.</text:p>
      <text:p text:style-name="P7"/>
      <text:p text:style-name="P24"/>
      <text:p text:style-name="P24"/>
      <text:p text:style-name="P24"/>
      <text:p text:style-name="P24"/>
      <text:p text:style-name="P7"><text:soft-page-break/><text:span text:style-name="T18">1.</text:span><text:span text:style-name="Strong_20_Emphasis"><text:span text:style-name="T25">Visibilidad del estado del sistema:</text:span></text:span></text:p>
      <text:p text:style-name="P7"><text:span text:style-name="Strong_20_Emphasis"><text:span text:style-name="T23"><text:tab/></text:span></text:span><text:span text:style-name="T18">El <text:s/>sitio web o aplicación debe mostrar en todo momento al usuario qué está <text:tab/>pasando y en qué punto de la navegación se encuentra.</text:span></text:p>
      <text:p text:style-name="P24"><text:tab/><text:tab/>Ejemplo: una barra de carga para indicar que no se ha colgado el programa <text:tab/><text:tab/>sino que esta cargando.</text:p>
      <text:p text:style-name="P24"/>
      <text:p text:style-name="P8"><text:span text:style-name="T19">2.</text:span><text:span text:style-name="Strong_20_Emphasis"><text:span text:style-name="T30">Adecuación entre el sistema y el mundo real</text:span></text:span><text:span text:style-name="T28">.</text:span><text:span text:style-name="T19"> </text:span></text:p>
      <text:p text:style-name="P25"><text:tab/>El sistema debe hablar con el mismo lenguaje que los usuarios.</text:p>
      <text:p text:style-name="P8"><text:span text:style-name="T19"><text:tab/><text:tab/></text:span><text:span text:style-name="T20">Ejemplo : la papeleta del escritorio la relacionamos como un cubo de basura.</text:span></text:p>
      <text:p text:style-name="P26"/>
      <text:p text:style-name="P9"><text:span text:style-name="T22">3</text:span><text:span text:style-name="T29">.</text:span><text:span text:style-name="Strong_20_Emphasis"><text:span text:style-name="T31">Libertad y control por el usuario</text:span></text:span><text:span text:style-name="T29">. </text:span></text:p>
      <text:p text:style-name="P12"><text:tab/>Los usuarios deben poder volver fácilmente a un estado anterior. Es conveniente <text:tab/>dar las opciones de “deshacer” y “rehacer”.</text:p>
      <text:p text:style-name="P12"><text:tab/><text:tab/>Ejemplo : El botón de Home en las webs o la de retroceder.</text:p>
      <text:p text:style-name="P10"><text:span text:style-name="T21">4.</text:span><text:span text:style-name="Strong_20_Emphasis"><text:span text:style-name="T26">Consistencia y estándares</text:span></text:span><text:span text:style-name="T21">. </text:span></text:p>
      <text:p text:style-name="P12"><text:tab/>Es conveniente seguir y repetir algunos patrones para no confundir a los usuarios.</text:p>
      <text:p text:style-name="P12"><text:tab/><text:tab/>Ejemplo:</text:p>
      <text:p text:style-name="P12"><text:tab/></text:p>
      <text:p text:style-name="P10"><text:span text:style-name="T21">5.</text:span><text:span text:style-name="Strong_20_Emphasis"><text:span text:style-name="T26">Prevención de errores</text:span></text:span><text:span text:style-name="T21">. </text:span></text:p>
      <text:p text:style-name="P12"><text:tab/>Es mejor prevenir los errores que generar mensajes una vez se produzcan.</text:p>
      <text:p text:style-name="P12"><text:tab/><text:tab/>Ejemplo: Cuando se rellena un formulario online con campos <text:tab/><text:tab/><text:tab/><text:tab/>imprescindibles, avisa al usuario de ello y lo que debería introducir.</text:p>
      <text:p text:style-name="P10"><text:span text:style-name="T21">6.</text:span><text:span text:style-name="Strong_20_Emphasis"><text:span text:style-name="T26">Reconocer mejor que recordar.</text:span></text:span></text:p>
      <text:p text:style-name="P10"><text:span text:style-name="Strong_20_Emphasis"><text:span text:style-name="T24"><text:tab/></text:span></text:span><text:span text:style-name="T21">Hay que intentar en la medida de lo posible mostrar objetos, acciones y opciones <text:tab/>para minimizar el uso de memoria del usuario.</text:span></text:p>
      <text:p text:style-name="P12"><text:tab/><text:tab/>Ejemplo: Mostrar productos ya vistos al usuarios en una tienda online a <text:tab/><text:tab/><text:tab/>mano, para no tener que recordar los productos ya vistos.</text:p>
      <text:p text:style-name="P10"><text:span text:style-name="T21">7.</text:span><text:span text:style-name="Strong_20_Emphasis"><text:span text:style-name="T26">Flexibilidad y eficiencia de uso</text:span></text:span><text:span text:style-name="T21">. </text:span></text:p>
      <text:p text:style-name="P12"><text:tab/>Es importante personalizar las acciones frecuentes. A veces hay que crear <text:tab/>aceleradores o atajos para mejorar la usabilidad para los usuarios más expertos.</text:p>
      <text:p text:style-name="P12"><text:tab/><text:tab/>Ejemplo : Que el usuario pueda hacerse comandos rápidos como macros.</text:p>
      <text:p text:style-name="P9"><text:span text:style-name="T22">8.</text:span><text:span text:style-name="Strong_20_Emphasis"><text:span text:style-name="T27">Estética y diseño minimalista</text:span></text:span><text:span text:style-name="T22">. </text:span></text:p>
      <text:p text:style-name="P12"><text:tab/>Intentar simplificar, eliminar el contenido irrelevante para que el usuario sólo se fije <text:tab/>en lo realmente importante.<text:tab/><text:tab/></text:p>
      <text:p text:style-name="P12"><text:tab/><text:tab/>Ejemplo: Uno muy claro es la web de búsquedas de google .</text:p>
      <text:p text:style-name="P12"/>
      <text:p text:style-name="P12"/>
      <text:p text:style-name="P12"/>
      <text:p text:style-name="P12"><text:soft-page-break/></text:p>
      <text:p text:style-name="P9"><text:span text:style-name="T22">9.</text:span><text:span text:style-name="Strong_20_Emphasis"><text:span text:style-name="T27">Ayudar a los usuarios a reconocer, diagnosticar y solucionar los errores</text:span></text:span><text:span text:style-name="T22">. </text:span></text:p>
      <text:p text:style-name="P12"><text:tab/>Los mensajes de error deben expresar claramente cuál ha sido la causa del <text:tab/>problema.</text:p>
      <text:p text:style-name="P12"><text:tab/><text:tab/>Ejemplo: Cuando se envíe un formulario incorrecto. Que avise al usuario<text:tab/></text:p>
      <text:p text:style-name="P12"><text:tab/><text:tab/>que campos en concreto son los que no están bien y como rellenarlos como <text:tab/><text:tab/>toca.</text:p>
      <text:p text:style-name="P13"/>
      <text:p text:style-name="P11"><text:span text:style-name="T13">1</text:span><text:span text:style-name="T12">0.</text:span><text:span text:style-name="Strong_20_Emphasis"><text:span text:style-name="T14">Ayuda y documentación</text:span></text:span><text:span text:style-name="T12">. </text:span></text:p>
      <text:p text:style-name="P14"><text:tab/>En algunos casos puede ser necesario que el usuario necesite ayuda. Es necesario <text:tab/>que ésta sea fácil de encontrar, útil, y si puede ser no demasiado extensa.</text:p>
      <text:p text:style-name="P11"><text:span text:style-name="T12"><text:tab/><text:tab/></text:span><text:span text:style-name="T13">Ejemplo: Unity ,aparte de tener buena documentación , tiene varias series de <text:tab/><text:tab/>tutoriales que la acompañan.</text:span></text:p>
      <text:p text:style-name="P11"><text:span text:style-name="T32"><text:line-break/></text:span><text:span text:style-name="T33">4-</text:span><text:span text:style-name="T16">¿Qué es el desarrollo centrado en el Usuario?</text:span></text:p>
      <text:p text:style-name="P11"><text:span text:style-name="T15"><text:tab/></text:span><text:span text:style-name="T11">Esta centrado en los usuarios del producto, que participan durante todo el proceso <text:tab/>del desarrollo.</text:span></text:p>
      <text:p text:style-name="P15"><text:tab/>Se aplica durante todas las fases del desarrollo: planificación,diseño,desarollo y <text:tab/>evaluación.</text:p>
      <text:p text:style-name="P15"><text:tab/>Es iterativo y multidisciplinar.</text:p>
      <text:p text:style-name="P15"><text:tab/>Su objetivo es obtener productos usables <text:s/>y satisfactorios para los usuarios.</text:p>
      <text:p text:style-name="P16">5-Busca 3 estándares de derecho de la definición de interfaces</text:p>
      <text:p text:style-name="P15"><text:tab/>Especificas sobre accesibilidad web:</text:p>
      <text:p text:style-name="P15"><text:tab/>1-Section 508(USA)</text:p>
      <text:p text:style-name="P15"><text:tab/>2-WAI(Web Accesibility Initiative):</text:p>
      <text:p text:style-name="P15"><text:tab/><text:tab/>Internacionales,W3C</text:p>
      <text:p text:style-name="P15"><text:tab/><text:tab/>Sugeridas por la comisión Europea</text:p>
      <text:p text:style-name="P15"><text:tab/>3-UNE 139803 “Requisitos de accesibilidad para contenidos Web” (España)</text:p>
      <text:p text:style-name="P15"><text:tab/><text:tab/>Basada en WAI</text:p>
      <text:p text:style-name="P15"><text:tab/><text:tab/>Obligatoria por ley para sitios web de Administraciones Públicas. 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02:03.527876582</meta:creation-date>
    <dc:date>2019-09-23T19:37:33.990454785</dc:date>
    <meta:editing-duration>PT30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724" meta:character-count="4813" meta:non-whitespace-character-count="4020"/>
  </office:meta>
</office:document-meta>
</file>